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26.png" xlink:type="simple" xlink:show="embed" xlink:actuate="onLoad"/></draw:frame></text:p>
          </table:table-cell>
          <table:table-cell table:style-name="Table1.B1" office:value-type="string">
            <text:h text:style-name="P6" text:outline-level="1">Минимум по всем элементам вектор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3">C</text:span><text:span text:style-name="T5">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2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8">Блок </text:span><text:span text:style-name="T9">производит поэлементное вычисление минимального или максимального из элементов входного вектора </text:span><text:span text:style-name="T4">(</text:span><text:span text:style-name="T6">входных векторов)</text:span><text:span text:style-name="T9">:</text:span></text:p>
            <text:p text:style-name="P5"><text:span text:style-name="T9"><draw:frame draw:style-name="fr3" draw:name="Объект1" text:anchor-type="as-char" svg:width="5.842cm" svg:height="0.686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или </text:span><text:span text:style-name="T9"><draw:frame draw:style-name="fr3" draw:name="Object1" text:anchor-type="as-char" svg:width="5.937cm" svg:height="0.68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,</text:span></text:p>
            <text:p text:style-name="P4"><text:span text:style-name="T6">г</text:span><text:span text:style-name="T9">де </text:span><text:span text:style-name="T9"><draw:frame draw:style-name="fr3" draw:name="Объект2" text:anchor-type="as-char" svg:width="0.36cm" svg:height="0.549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 – элемент вектора,</text:span><text:span text:style-name="T9"><draw:frame draw:style-name="fr3" draw:name="Объект3" text:anchor-type="as-char" svg:width="1.469cm" svg:height="0.621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9">– элементы всех входных сигналов,</text:span><text:span text:style-name="T9"><draw:frame draw:style-name="fr3" draw:name="Объект5" text:anchor-type="as-char" svg:width="1.087cm" svg:height="0.564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9">– выходной сигнал, </text:span><text:span text:style-name="T2">скаляр</text:span><text:span text:style-name="T9">.</text:span></text:p>
            <text:p text:style-name="P4"><text:span text:style-name="T7">Свойства</text:span>:</text:p>
            <text:list xml:id="list6395946002110247978" text:style-name="L1">
              <text:list-item>
                <text:p text:style-name="P7">Количество портов – количество портов блока;</text:p>
              </text:list-item>
              <text:list-item>
                <text:p text:style-name="P7">Тип операции – тип операции: минимум или максимум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е входные сигналы посредством типового блока «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мум по всем элементам вектора</dc:title>
    <dc:date>2014-12-09T11:07:15.21</dc:date>
    <meta:generator>OpenOffice/4.1.1$Win32 OpenOffice.org_project/411m6$Build-9775</meta:generator>
    <meta:editing-duration>PT2H4M13S</meta:editing-duration>
    <meta:editing-cycles>66</meta:editing-cycles>
    <meta:document-statistic meta:table-count="1" meta:image-count="2" meta:object-count="5" meta:page-count="1" meta:paragraph-count="13" meta:word-count="77" meta:character-count="55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n>...</mn>
        </mrow>
      </mfenced>
    </mrow>
    <annotation encoding="StarMath 5.0">y(t) = min left ( u_{1,i}(t), u_{2,i}(t), ... right )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sub>
        <mi>x</mi>
        <mrow>
          <mi>j</mi>
          <mi>,</mi>
          <mi>i</mi>
        </mrow>
      </msub>
      <mrow>
        <mo stretchy="false">(</mo>
        <mrow>
          <mi>t</mi>
        </mrow>
        <mo stretchy="false">)</mo>
      </mrow>
    </mrow>
    <annotation encoding="StarMath 5.0">x_{j,i}(t)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max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n>...</mn>
        </mrow>
      </mfenced>
    </mrow>
    <annotation encoding="StarMath 5.0">y(t) = max left ( u_{1,i}(t), u_{2,i}(t), ... right )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